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76cm" fo:min-width="6.104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opacity="50%" draw:opacity-name="" draw:textarea-horizontal-align="justify" draw:textarea-vertical-align="top" draw:auto-grow-height="false" fo:min-height="7.37cm" fo:min-width="7.247cm"/>
      <style:paragraph-properties style:writing-mode="lr-tb"/>
    </style:style>
    <style:style style:name="gr4" style:family="graphic" style:parent-style-name="standard">
      <style:graphic-properties draw:opacity="50%" draw:opacity-name="" draw:textarea-horizontal-align="justify" draw:textarea-vertical-align="top" draw:auto-grow-height="false" fo:min-height="6.354cm" fo:min-width="7.24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3.1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39cm" fo:min-width="3.2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43cm" fo:min-width="3.2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663cm" fo:min-width="3.55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558cm" fo:min-width="3.27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39cm" fo:min-width="3.141cm"/>
      <style:paragraph-properties style:writing-mode="lr-tb"/>
    </style:style>
    <style:style style:name="gr11" style:family="graphic" style:parent-style-name="standard">
      <style:graphic-properties draw:opacity="50%" draw:opacity-name="" draw:textarea-horizontal-align="justify" draw:textarea-vertical-align="top" draw:auto-grow-height="false" fo:min-height="3.495cm" fo:min-width="3.973cm"/>
      <style:paragraph-properties style:writing-mode="lr-tb"/>
    </style:style>
    <style:style style:name="gr12" style:family="graphic" style:parent-style-name="standard">
      <style:graphic-properties draw:opacity="50%" draw:opacity-name="" draw:textarea-horizontal-align="justify" draw:textarea-vertical-align="top" draw:auto-grow-height="false" fo:min-height="3.287cm" fo:min-width="4.181cm"/>
      <style:paragraph-properties style:writing-mode="lr-tb"/>
    </style:style>
    <style:style style:name="gr13" style:family="graphic" style:parent-style-name="standard">
      <style:graphic-properties draw:opacity="50%" draw:opacity-name="" draw:textarea-horizontal-align="justify" draw:textarea-vertical-align="top" draw:auto-grow-height="false" fo:min-height="4.223cm" fo:min-width="4.077cm"/>
      <style:paragraph-properties style:writing-mode="lr-tb"/>
    </style:style>
    <style:style style:name="gr14" style:family="graphic" style:parent-style-name="standard">
      <style:graphic-properties draw:opacity="50%" draw:opacity-name="" draw:textarea-horizontal-align="justify" draw:textarea-vertical-align="top" draw:auto-grow-height="false" fo:min-height="4.016cm" fo:min-width="4.805cm"/>
      <style:paragraph-properties style:writing-mode="lr-tb"/>
    </style:style>
    <style:style style:name="gr15" style:family="graphic" style:parent-style-name="standard">
      <style:graphic-properties draw:opacity="50%" draw:opacity-name="" draw:textarea-horizontal-align="justify" draw:textarea-vertical-align="top" draw:auto-grow-height="false" fo:min-height="3.183cm" fo:min-width="4.28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86cm" fo:min-width="2.51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87cm" fo:min-width="2.517cm"/>
      <style:paragraph-properties style:writing-mode="lr-tb"/>
    </style:style>
    <style:style style:name="gr18" style:family="graphic" style:parent-style-name="standard">
      <style:graphic-properties draw:textarea-vertical-align="middle" draw:auto-grow-height="false" fo:min-height="1.593cm" fo:min-width="1.005cm"/>
      <style:paragraph-properties style:writing-mode="lr-tb"/>
    </style:style>
    <style:style style:name="gr19" style:family="graphic" style:parent-style-name="standard">
      <style:graphic-properties svg:stroke-color="#ff4000" draw:fill-color="#ffb66c" draw:textarea-vertical-align="middle" draw:auto-grow-height="false" fo:min-height="1.593cm" fo:min-width="1.005cm"/>
      <style:paragraph-properties style:writing-mode="lr-tb"/>
    </style:style>
    <style:style style:name="gr20" style:family="graphic" style:parent-style-name="standard">
      <style:graphic-properties svg:stroke-color="#81aca6" draw:fill-color="#b3cac7" draw:textarea-vertical-align="middle" draw:auto-grow-height="false" fo:min-height="0.996cm" fo:min-width="0.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5.0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b3cac7"/>
      <style:paragraph-properties fo:text-align="center"/>
    </style:style>
    <style:style style:name="P6" style:family="paragraph">
      <style:text-properties fo:font-size="15pt"/>
    </style:style>
    <style:style style:name="P7" style:family="paragraph">
      <loext:graphic-properties draw:fill="none" draw:fill-color="#ffffff"/>
      <style:text-properties fo:font-size="15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04cm" svg:height="4.826cm" svg:x="1.508cm" svg:y="3.032cm">
          <text:p text:style-name="P1">Voting-app</text:p>
          <text:p text:style-name="P1">Python 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4.826cm" svg:x="13.7cm" svg:y="3.032cm">
          <text:p text:style-name="P1">result -app</text:p>
          <text:p text:style-name="P1">NodeJ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4.826cm" svg:x="1.381cm" svg:y="9.89cm">
          <text:p text:style-name="P1">In-memory DB</text:p>
          <text:p text:style-name="P1">Red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4.826cm" svg:x="13.573cm" svg:y="10.021cm">
          <text:p text:style-name="P1">Db</text:p>
          <text:p text:style-name="P1">Postgres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4.826cm" svg:x="7.223cm" svg:y="16.367cm">
          <text:p text:style-name="P1">Worker</text:p>
          <text:p text:style-name="P1">.Ne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7cm" svg:y1="7.858cm" svg:x2="4.937cm" svg:y2="10.017cm">
          <text:p/>
        </draw:line>
        <draw:line draw:style-name="gr2" draw:text-style-name="P2" draw:layer="layout" svg:x1="16.875cm" svg:y1="9.89cm" svg:x2="16.875cm" svg:y2="7.858cm">
          <text:p/>
        </draw:line>
        <draw:line draw:style-name="gr2" draw:text-style-name="P2" draw:layer="layout" svg:x1="4.175cm" svg:y1="14.716cm" svg:x2="7.223cm" svg:y2="19.034cm">
          <text:p/>
        </draw:line>
        <draw:line draw:style-name="gr2" draw:text-style-name="P2" draw:layer="layout" svg:x1="13.827cm" svg:y1="19.288cm" svg:x2="17.256cm" svg:y2="14.97cm">
          <text:p/>
        </draw:line>
      </draw:page>
      <draw:page draw:name="page2" draw:style-name="dp1" draw:master-page-name="Default">
        <draw:custom-shape draw:style-name="gr1" draw:text-style-name="P1" draw:layer="layout" svg:width="6.604cm" svg:height="4.826cm" svg:x="1.508cm" svg:y="4.683cm">
          <text:p text:style-name="P1">Voting-app</text:p>
          <text:p text:style-name="P1">Python U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4.826cm" svg:x="13.827cm" svg:y="4.683cm">
          <text:p text:style-name="P1">result -app</text:p>
          <text:p text:style-name="P1">NodeJ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4.826cm" svg:x="1.762cm" svg:y="13.7cm">
          <text:p text:style-name="P1">In-memory DB</text:p>
          <text:p text:style-name="P1">Red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4.826cm" svg:x="13.573cm" svg:y="13.7cm">
          <text:p text:style-name="P1">Db</text:p>
          <text:p text:style-name="P1">PostgresSQ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04cm" svg:height="4.826cm" svg:x="7.223cm" svg:y="20.558cm">
          <text:p text:style-name="P1">Worker</text:p>
          <text:p text:style-name="P1">.Ne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9.509cm" svg:x2="4.81cm" svg:y2="11.922cm">
          <text:p/>
        </draw:line>
        <draw:line draw:style-name="gr2" draw:text-style-name="P2" draw:layer="layout" svg:x1="16.875cm" svg:y1="11.541cm" svg:x2="16.875cm" svg:y2="9.89cm">
          <text:p/>
        </draw:line>
        <draw:line draw:style-name="gr2" draw:text-style-name="P2" draw:layer="layout" svg:x1="3.921cm" svg:y1="19.288cm" svg:x2="6.588cm" svg:y2="23.098cm">
          <text:p/>
        </draw:line>
        <draw:line draw:style-name="gr2" draw:text-style-name="P2" draw:layer="layout" svg:x1="14.462cm" svg:y1="23.098cm" svg:x2="16.621cm" svg:y2="19.288cm">
          <text:p/>
        </draw:line>
        <draw:custom-shape draw:style-name="gr3" draw:text-style-name="P3" draw:layer="layout" svg:width="7.747cm" svg:height="7.62cm" svg:x="1.127cm" svg:y="2.524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47cm" svg:height="7.62cm" svg:x="12.843cm" svg:y="2.397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47cm" svg:height="7.62cm" svg:x="1.364cm" svg:y="11.668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747cm" svg:height="7.62cm" svg:x="12.938cm" svg:y="11.668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47cm" svg:height="6.604cm" svg:x="6.715cm" svg:y="19.415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83cm" svg:height="1.143cm" svg:x="3.159cm" svg:y="1.25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83cm" svg:height="1.143cm" svg:x="15.097cm" svg:y="1.127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83cm" svg:height="1.143cm" svg:x="2.905cm" svg:y="17.002cm">
          <text:p text:style-name="P1">6379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83cm" svg:height="1.143cm" svg:x="14.97cm" svg:y="17.002cm">
          <text:p text:style-name="P1">5432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" draw:layer="layout" svg:width="3.745cm" svg:height="2.289cm" svg:x="4.173cm" svg:y="6.108cm">
          <text:p text:style-name="P1">Voting-app</text:p>
          <text:p text:style-name="P1">Python U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745cm" svg:height="2.393cm" svg:x="14.576cm" svg:y="5.9cm">
          <text:p text:style-name="P1">result -app</text:p>
          <text:p text:style-name="P1">NodeJ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057cm" svg:height="2.913cm" svg:x="3.861cm" svg:y="12.454cm">
          <text:p text:style-name="P1">In-memory DB</text:p>
          <text:p text:style-name="P1">Redi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772cm" svg:height="2.808cm" svg:x="14.264cm" svg:y="13.079cm">
          <text:p text:style-name="P1">Db</text:p>
          <text:p text:style-name="P1">PostgresSQL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641cm" svg:height="2.289cm" svg:x="8.438cm" svg:y="18.488cm">
          <text:p text:style-name="P1">Worker</text:p>
          <text:p text:style-name="P1">.Ne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46cm" svg:y1="8.813cm" svg:x2="6.046cm" svg:y2="11.414cm">
          <text:p/>
        </draw:line>
        <draw:line draw:style-name="gr2" draw:text-style-name="P2" draw:layer="layout" svg:x1="15.929cm" svg:y1="12.038cm" svg:x2="15.929cm" svg:y2="8.501cm">
          <text:p/>
        </draw:line>
        <draw:line draw:style-name="gr2" draw:text-style-name="P2" draw:layer="layout" svg:x1="5.838cm" svg:y1="15.887cm" svg:x2="7.919cm" svg:y2="19.424cm">
          <text:p/>
        </draw:line>
        <draw:line draw:style-name="gr2" draw:text-style-name="P2" draw:layer="layout" svg:x1="12.704cm" svg:y1="19.841cm" svg:x2="15.825cm" svg:y2="16.512cm">
          <text:p/>
        </draw:line>
        <draw:custom-shape draw:style-name="gr11" draw:text-style-name="P3" draw:layer="layout" svg:width="4.473cm" svg:height="3.745cm" svg:x="3.965cm" svg:y="5.068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681cm" svg:height="3.537cm" svg:x="13.952cm" svg:y="5.068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577cm" svg:height="4.473cm" svg:x="3.653cm" svg:y="11.414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5.305cm" svg:height="4.266cm" svg:x="13.328cm" svg:y="12.246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786cm" svg:height="3.433cm" svg:x="7.918cm" svg:y="17.76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017cm" svg:height="0.936cm" svg:x="4.693cm" svg:y="1.635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017cm" svg:height="0.936cm" svg:x="14.784cm" svg:y="1.635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017cm" svg:height="0.937cm" svg:x="4.485cm" svg:y="14.46cm">
          <text:p text:style-name="P1">6379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017cm" svg:height="0.936cm" svg:x="14.68cm" svg:y="15.263cm">
          <text:p text:style-name="P1">5432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735cm" svg:height="9.051cm" draw:transform="skewX (-0.0204203522483337) translate (9.489cm 8.695cm)">
          <text:p text:style-name="P1"><text:s/><text:span text:style-name="T1">Postgres</text:span></text:p>
          <text:p text:style-name="P1"><text:span text:style-name="T1">service</text:span></text:p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19" draw:text-style-name="P4" draw:layer="layout" svg:width="3.735cm" svg:height="9.051cm" draw:transform="skewX (0.0204203522483337) translate (7.874cm 8.709cm)">
          <text:p text:style-name="P1"><text:s/><text:span text:style-name="T1">Redis </text:span></text:p>
          <text:p text:style-name="P1"><text:span text:style-name="T1">service</text:span></text:p>
          <draw:enhanced-geometry draw:text-areas="?f2 ?f2 ?f5 ?f4 ?f2 ?f0 ?f4 ?f5" draw:glue-points="?f2 ?f2 ?f5 ?f4 ?f2 ?f0 ?f4 ?f5" draw:glue-point-type="rectangle" draw:mirror-horizontal="tru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20" draw:text-style-name="P5" draw:layer="layout" svg:width="2.235cm" svg:height="6.12cm" draw:transform="skewX (0.0307177948351002) rotate (1.53135188569983) translate (3.267cm 5.428cm)">
          <text:p text:style-name="P1"><text:s/></text:p>
          <draw:enhanced-geometry draw:text-areas="?f2 ?f2 ?f5 ?f4 ?f2 ?f0 ?f4 ?f5" draw:glue-points="?f2 ?f2 ?f5 ?f4 ?f2 ?f0 ?f4 ?f5" draw:glue-point-type="rectangle" draw:mirror-horizontal="tru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20" draw:text-style-name="P5" draw:layer="layout" svg:width="2.235cm" svg:height="6.12cm" draw:transform="skewX (0.0305432619099008) rotate (1.53135188569983) translate (12.656cm 5.428cm)">
          <text:p text:style-name="P1"><text:s/></text:p>
          <draw:enhanced-geometry draw:text-areas="?f2 ?f2 ?f5 ?f4 ?f2 ?f0 ?f4 ?f5" draw:glue-points="?f2 ?f2 ?f5 ?f4 ?f2 ?f0 ?f4 ?f5" draw:glue-point-type="rectangle" draw:mirror-horizontal="tru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frame draw:style-name="gr21" draw:text-style-name="P7" draw:layer="layout" svg:width="16.891cm" svg:height="5.543cm" svg:x="1.635cm" svg:y="21.066cm">
          <draw:text-box>
            <text:p text:style-name="P6">Steps:</text:p>
            <text:list text:style-name="L1">
              <text:list-item>
                <text:p text:style-name="P6">Deploy Pods</text:p>
              </text:list-item>
              <text:list-item>
                <text:p text:style-name="P6">Create Services (ClusterIP)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Redis</text:p>
                          </text:list-item>
                          <text:list-item>
                            <text:p text:style-name="P6">DB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6">Create Services (NodePort)</text:p>
                <text:list>
                  <text:list-item>
                    <text:list>
                      <text:list-item>
                        <text:p text:style-name="P6">Voting-app</text:p>
                      </text:list-item>
                      <text:list-item>
                        <text:p text:style-name="P6">result-app</text:p>
                      </text:list-item>
                    </text:list>
                  </text:list-item>
                </text:list>
              </text:list-item>
            </text:list>
            <text:p text:style-name="P6"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1-06T13:22:37.393331056</meta:creation-date>
    <dc:date>2021-01-06T14:48:36.374934866</dc:date>
    <meta:editing-duration>PT9M53S</meta:editing-duration>
    <meta:editing-cycles>1</meta:editing-cycles>
    <meta:document-statistic meta:object-count="50"/>
    <meta:generator>LibreOffice/6.4.7.2$MacOSX_X86_64 LibreOffice_project/639b8ac485750d5696d7590a72ef1b496725cfb5</meta:generator>
  </office:meta>
</office:document-meta>
</file>